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0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0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0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0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0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200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9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62096" calcext:value-type="float">
            <text:p>28.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9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5896" calcext:value-type="float">
            <text:p>28.88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9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7936" calcext:value-type="float">
            <text:p>29.9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6872" calcext:value-type="float">
            <text:p>29.8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8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18584" calcext:value-type="float">
            <text:p>29.8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8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6288" calcext:value-type="float">
            <text:p>29.7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8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8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6664" calcext:value-type="float">
            <text:p>29.6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8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2072" calcext:value-type="float">
            <text:p>29.5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8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7312" calcext:value-type="float">
            <text:p>29.5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8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5224" calcext:value-type="float">
            <text:p>29.6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</text:p>
          </table:table-cell>
          <table:table-cell office:value-type="string" calcext:value-type="string">
            <text:p>NHP-WC-003</text:p>
          </table:table-cell>
          <table:table-cell office:value-type="string" calcext:value-type="string">
            <text:p>197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8" meta:object-count="0"/>
    <meta:user-defined meta:name="AppVersion">3.0</meta:user-defined>
  </office:meta>
</office:document-meta>
</file>